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4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cm" svg:height="9.004cm" svg:x="23.601cm" svg:y="0.877cm">
            <draw:object draw:notify-on-update-of-ranges="Sheet1.B1:Sheet1.B1 Sheet1.B2:Sheet1.B2 Sheet1.C1:Sheet1.C1 Sheet1.C2:Sheet1.C2 Sheet1.D1:Sheet1.D1 Sheet1.D2:Sheet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cm" svg:height="9.005cm" svg:x="23.848cm" svg:y="11.049cm">
            <draw:object draw:notify-on-update-of-ranges="Sheet1.B43:Sheet1.B43 Sheet1.B44:Sheet1.B44 Sheet1.C43:Sheet1.C43 Sheet1.C44:Sheet1.C44 Sheet1.D43:Sheet1.D43 Sheet1.D44:Sheet1.D44" xlink:href="./Object 2" xlink:type="simple" xlink:show="embed" xlink:actuate="onLoad">
              <loext:p text:style-name="P2">
                <text:s/>
              </loext:p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cm" svg:height="9.004cm" svg:x="23.766cm" svg:y="20.666cm">
            <draw:object draw:notify-on-update-of-ranges="Sheet1.B47:Sheet1.B47 Sheet1.B48:Sheet1.B48 Sheet1.C47:Sheet1.C47 Sheet1.C48:Sheet1.C48 Sheet1.D47:Sheet1.D47 Sheet1.D48:Sheet1.D48" xlink:href="./Object 3" xlink:type="simple" xlink:show="embed" xlink:actuate="onLoad">
              <loext:p text:style-name="P2">
                <text:s text:c="2"/>
              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1cm" svg:height="9.005cm" svg:x="23.408cm" svg:y="31.025cm">
            <draw:object draw:notify-on-update-of-ranges="Sheet1.B51:Sheet1.B51 Sheet1.B52:Sheet1.B52 Sheet1.C51:Sheet1.C51 Sheet1.C52:Sheet1.C52 Sheet1.D51:Sheet1.D51 Sheet1.D52:Sheet1.D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trics</text:p>
          </table:table-cell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HBase</text:p>
          </table:table-cell>
          <table:table-cell table:style-name="ce1"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Run Time (ms)</text:p>
          </table:table-cell>
          <table:table-cell office:value-type="float" office:value="133021" calcext:value-type="float">
            <text:p>133021</text:p>
          </table:table-cell>
          <table:table-cell office:value-type="float" office:value="42618" calcext:value-type="float">
            <text:p>42618</text:p>
          </table:table-cell>
          <table:table-cell office:value-type="float" office:value="27356" calcext:value-type="float">
            <text:p>27356</text:p>
          </table:table-cell>
        </table:table-row>
        <table:table-row table:style-name="ro1">
          <table:table-cell office:value-type="string" calcext:value-type="string">
            <text:p>Throughput(ops/sec)</text:p>
          </table:table-cell>
          <table:table-cell office:value-type="float" office:value="1503.52200028567" calcext:value-type="float">
            <text:p>1503.52200028567</text:p>
          </table:table-cell>
          <table:table-cell office:value-type="float" office:value="4692.85278520813" calcext:value-type="float">
            <text:p>4692.85278520813</text:p>
          </table:table-cell>
          <table:table-cell office:value-type="float" office:value="7311.01038163474" calcext:value-type="float">
            <text:p>7311.01038163474</text:p>
          </table:table-cell>
        </table:table-row>
        <table:table-row table:style-name="ro1">
          <table:table-cell office:value-type="string" calcext:value-type="string">
            <text:p>TOTAL_GCS_PS_Scavenge Count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OTAL_GC_TIME_PS_Scavenge Time(ms)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OTAL_GC_TIME_%_PS_Scavenge Time(%)</text:p>
          </table:table-cell>
          <table:table-cell office:value-type="float" office:value="0.431510814081987" calcext:value-type="float">
            <text:p>0.431510814081987</text:p>
          </table:table-cell>
          <table:table-cell office:value-type="float" office:value="0.255760476793843" calcext:value-type="float">
            <text:p>0.255760476793843</text:p>
          </table:table-cell>
          <table:table-cell office:value-type="float" office:value="0.91753180289516" calcext:value-type="float">
            <text:p>0.91753180289516</text:p>
          </table:table-cell>
        </table:table-row>
        <table:table-row table:style-name="ro1">
          <table:table-cell office:value-type="string" calcext:value-type="string">
            <text:p>TOTAL_GCS_PS_MarkSweep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GC_TIME_PS_MarkSweep Time(ms)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GC_TIME_%_PS_MarkSweep Time(%)</text:p>
          </table:table-cell>
          <table:table-cell office:value-type="float" office:value="0" calcext:value-type="float">
            <text:p>0</text:p>
          </table:table-cell>
          <table:table-cell office:value-type="float" office:value="0.0328499694964569" calcext:value-type="float">
            <text:p>0.0328499694964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GCs Count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OTAL_GC_TIME Time(ms)</text:p>
          </table:table-cell>
          <table:table-cell office:value-type="float" office:value="574" calcext:value-type="float">
            <text:p>574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OTAL_GC_TIME_% Time(%)</text:p>
          </table:table-cell>
          <table:table-cell office:value-type="float" office:value="0.431510814081987" calcext:value-type="float">
            <text:p>0.431510814081987</text:p>
          </table:table-cell>
          <table:table-cell office:value-type="float" office:value="0.2886104462903" calcext:value-type="float">
            <text:p>0.2886104462903</text:p>
          </table:table-cell>
          <table:table-cell office:value-type="float" office:value="0.91753180289516" calcext:value-type="float">
            <text:p>0.91753180289516</text:p>
          </table:table-cell>
        </table:table-row>
        <table:table-row table:style-name="ro1">
          <table:table-cell office:value-type="string" calcext:value-type="string">
            <text:p>READ Operations</text:p>
          </table:table-cell>
          <table:table-cell office:value-type="float" office:value="19860" calcext:value-type="float">
            <text:p>19860</text:p>
          </table:table-cell>
          <table:table-cell office:value-type="float" office:value="19750" calcext:value-type="float">
            <text:p>19750</text:p>
          </table:table-cell>
          <table:table-cell office:value-type="float" office:value="19905" calcext:value-type="float">
            <text:p>19905</text:p>
          </table:table-cell>
        </table:table-row>
        <table:table-row table:style-name="ro1">
          <table:table-cell office:value-type="string" calcext:value-type="string">
            <text:p>READ AverageLatency(us)</text:p>
          </table:table-cell>
          <table:table-cell office:value-type="float" office:value="644.891037260826" calcext:value-type="float">
            <text:p>644.891037260826</text:p>
          </table:table-cell>
          <table:table-cell office:value-type="float" office:value="193.788810126582" calcext:value-type="float">
            <text:p>193.788810126582</text:p>
          </table:table-cell>
          <table:table-cell office:value-type="float" office:value="141.268625973374" calcext:value-type="float">
            <text:p>141.268625973374</text:p>
          </table:table-cell>
        </table:table-row>
        <table:table-row table:style-name="ro1">
          <table:table-cell office:value-type="string" calcext:value-type="string">
            <text:p>READ MinLatency(us)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AD MaxLatency(us)</text:p>
          </table:table-cell>
          <table:table-cell office:value-type="float" office:value="59935" calcext:value-type="float">
            <text:p>59935</text:p>
          </table:table-cell>
          <table:table-cell office:value-type="float" office:value="35743" calcext:value-type="float">
            <text:p>35743</text:p>
          </table:table-cell>
          <table:table-cell office:value-type="float" office:value="17599" calcext:value-type="float">
            <text:p>17599</text:p>
          </table:table-cell>
        </table:table-row>
        <table:table-row table:style-name="ro1">
          <table:table-cell office:value-type="string" calcext:value-type="string">
            <text:p>READ 95thPercentileLatency(us)</text:p>
          </table:table-cell>
          <table:table-cell office:value-type="float" office:value="2063" calcext:value-type="float">
            <text:p>2063</text:p>
          </table:table-cell>
          <table:table-cell office:value-type="float" office:value="314" calcext:value-type="float">
            <text:p>31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EAD 99thPercentileLatency(us)</text:p>
          </table:table-cell>
          <table:table-cell office:value-type="float" office:value="3479" calcext:value-type="float">
            <text:p>3479</text:p>
          </table:table-cell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READ Return=OK</text:p>
          </table:table-cell>
          <table:table-cell office:value-type="float" office:value="19860" calcext:value-type="float">
            <text:p>19860</text:p>
          </table:table-cell>
          <table:table-cell office:value-type="float" office:value="19750" calcext:value-type="float">
            <text:p>19750</text:p>
          </table:table-cell>
          <table:table-cell office:value-type="float" office:value="19905" calcext:value-type="float">
            <text:p>19905</text:p>
          </table:table-cell>
        </table:table-row>
        <table:table-row table:style-name="ro1">
          <table:table-cell office:value-type="string" calcext:value-type="string">
            <text:p>READ Return=NOT_FOUND</text:p>
          </table:table-cell>
          <table:table-cell office:value-type="float" office:value="80056" calcext:value-type="float">
            <text:p>80056</text:p>
          </table:table-cell>
          <table:table-cell office:value-type="float" office:value="80037" calcext:value-type="float">
            <text:p>80037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CLEANUP Ope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ANUP AverageLatency(us)</text:p>
          </table:table-cell>
          <table:table-cell office:value-type="float" office:value="2219008" calcext:value-type="float">
            <text:p>2219008</text:p>
          </table:table-cell>
          <table:table-cell office:value-type="float" office:value="1058.5" calcext:value-type="float">
            <text:p>1058.5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CLEANUP MinLatency(us)</text:p>
          </table:table-cell>
          <table:table-cell office:value-type="float" office:value="2217984" calcext:value-type="float">
            <text:p>2217984</text:p>
          </table:table-cell>
          <table:table-cell office:value-type="float" office:value="4" calcext:value-type="float">
            <text:p>4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CLEANUP MaxLatency(us)</text:p>
          </table:table-cell>
          <table:table-cell office:value-type="float" office:value="2220031" calcext:value-type="float">
            <text:p>2220031</text:p>
          </table:table-cell>
          <table:table-cell office:value-type="float" office:value="2113" calcext:value-type="float">
            <text:p>21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CLEANUP 95thPercentileLatency(us)</text:p>
          </table:table-cell>
          <table:table-cell office:value-type="float" office:value="2220031" calcext:value-type="float">
            <text:p>2220031</text:p>
          </table:table-cell>
          <table:table-cell office:value-type="float" office:value="2113" calcext:value-type="float">
            <text:p>21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CLEANUP 99thPercentileLatency(us)</text:p>
          </table:table-cell>
          <table:table-cell office:value-type="float" office:value="2220031" calcext:value-type="float">
            <text:p>2220031</text:p>
          </table:table-cell>
          <table:table-cell office:value-type="float" office:value="2113" calcext:value-type="float">
            <text:p>21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INSERT Operations</text:p>
          </table:table-cell>
          <table:table-cell office:value-type="float" office:value="100084" calcext:value-type="float">
            <text:p>100084</text:p>
          </table:table-cell>
          <table:table-cell office:value-type="float" office:value="100213" calcext:value-type="float">
            <text:p>100213</text:p>
          </table:table-cell>
          <table:table-cell office:value-type="float" office:value="99987" calcext:value-type="float">
            <text:p>99987</text:p>
          </table:table-cell>
        </table:table-row>
        <table:table-row table:style-name="ro1">
          <table:table-cell office:value-type="string" calcext:value-type="string">
            <text:p>INSERT AverageLatency(us)</text:p>
          </table:table-cell>
          <table:table-cell office:value-type="float" office:value="662.017115622877" calcext:value-type="float">
            <text:p>662.017115622877</text:p>
          </table:table-cell>
          <table:table-cell office:value-type="float" office:value="251.753155778192" calcext:value-type="float">
            <text:p>251.753155778192</text:p>
          </table:table-cell>
          <table:table-cell office:value-type="float" office:value="130.546881094542" calcext:value-type="float">
            <text:p>130.546881094542</text:p>
          </table:table-cell>
        </table:table-row>
        <table:table-row table:style-name="ro1">
          <table:table-cell office:value-type="string" calcext:value-type="string">
            <text:p>INSERT MinLatency(us)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NSERT MaxLatency(us)</text:p>
          </table:table-cell>
          <table:table-cell office:value-type="float" office:value="75903" calcext:value-type="float">
            <text:p>75903</text:p>
          </table:table-cell>
          <table:table-cell office:value-type="float" office:value="76607" calcext:value-type="float">
            <text:p>76607</text:p>
          </table:table-cell>
          <table:table-cell office:value-type="float" office:value="26319" calcext:value-type="float">
            <text:p>26319</text:p>
          </table:table-cell>
        </table:table-row>
        <table:table-row table:style-name="ro1">
          <table:table-cell office:value-type="string" calcext:value-type="string">
            <text:p>INSERT 95thPercentileLatency(us)</text:p>
          </table:table-cell>
          <table:table-cell office:value-type="float" office:value="2077" calcext:value-type="float">
            <text:p>2077</text:p>
          </table:table-cell>
          <table:table-cell office:value-type="float" office:value="382" calcext:value-type="float">
            <text:p>38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INSERT 99thPercentileLatency(us)</text:p>
          </table:table-cell>
          <table:table-cell office:value-type="float" office:value="3467" calcext:value-type="float">
            <text:p>3467</text:p>
          </table:table-cell>
          <table:table-cell office:value-type="float" office:value="903" calcext:value-type="float">
            <text:p>90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INSERT Return=OK</text:p>
          </table:table-cell>
          <table:table-cell office:value-type="float" office:value="100084" calcext:value-type="float">
            <text:p>100084</text:p>
          </table:table-cell>
          <table:table-cell office:value-type="float" office:value="100213" calcext:value-type="float">
            <text:p>100213</text:p>
          </table:table-cell>
          <table:table-cell office:value-type="float" office:value="99987" calcext:value-type="float">
            <text:p>99987</text:p>
          </table:table-cell>
        </table:table-row>
        <table:table-row table:style-name="ro1">
          <table:table-cell table:style-name="Default" office:value-type="string" calcext:value-type="string">
            <text:p>READ-FAILED Operations</text:p>
          </table:table-cell>
          <table:table-cell office:value-type="float" office:value="80056" calcext:value-type="float">
            <text:p>80056</text:p>
          </table:table-cell>
          <table:table-cell office:value-type="float" office:value="80037" calcext:value-type="float">
            <text:p>80037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table:style-name="Default" office:value-type="string" calcext:value-type="string">
            <text:p>READ-FAILED AverageLatency(us)</text:p>
          </table:table-cell>
          <table:table-cell office:value-type="float" office:value="633.204819126611" calcext:value-type="float">
            <text:p>633.204819126611</text:p>
          </table:table-cell>
          <table:table-cell office:value-type="float" office:value="154.791446456014" calcext:value-type="float">
            <text:p>154.791446456014</text:p>
          </table:table-cell>
          <table:table-cell office:value-type="float" office:value="134.527937284666" calcext:value-type="float">
            <text:p>134.527937284666</text:p>
          </table:table-cell>
        </table:table-row>
        <table:table-row table:style-name="ro1">
          <table:table-cell table:style-name="Default" office:value-type="string" calcext:value-type="string">
            <text:p>READ-FAILED MinLatency(us)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Default" office:value-type="string" calcext:value-type="string">
            <text:p>READ-FAILED MaxLatency(us)</text:p>
          </table:table-cell>
          <table:table-cell office:value-type="float" office:value="64287" calcext:value-type="float">
            <text:p>64287</text:p>
          </table:table-cell>
          <table:table-cell office:value-type="float" office:value="24623" calcext:value-type="float">
            <text:p>24623</text:p>
          </table:table-cell>
          <table:table-cell office:value-type="float" office:value="32143" calcext:value-type="float">
            <text:p>32143</text:p>
          </table:table-cell>
        </table:table-row>
        <table:table-row table:style-name="ro1">
          <table:table-cell table:style-name="Default" office:value-type="string" calcext:value-type="string">
            <text:p>READ-FAILED 95thPercentileLatency(us)</text:p>
          </table:table-cell>
          <table:table-cell office:value-type="float" office:value="2035" calcext:value-type="float">
            <text:p>2035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Default" office:value-type="string" calcext:value-type="string">
            <text:p>READ-FAILED 99thPercentileLatency(us)</text:p>
          </table:table-cell>
          <table:table-cell office:value-type="float" office:value="3405" calcext:value-type="float">
            <text:p>3405</text:p>
          </table:table-cell>
          <table:table-cell office:value-type="float" office:value="572" calcext:value-type="float">
            <text:p>5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HBase</text:p>
          </table:table-cell>
          <table:table-cell table:style-name="ce1" office:value-type="string" calcext:value-type="string">
            <text:p>MongoDB</text:p>
          </table:table-cell>
        </table:table-row>
        <table:table-row table:style-name="ro1">
          <table:table-cell table:style-name="Default" office:value-type="string" calcext:value-type="string">
            <text:p>Insert </text:p>
          </table:table-cell>
          <table:table-cell table:style-name="ce2" table:formula="of:=[.B28]" office:value-type="float" office:value="662.017115622877" calcext:value-type="float">
            <text:p>662.017115622877</text:p>
          </table:table-cell>
          <table:table-cell table:style-name="ce2" table:formula="of:=[.C28]" office:value-type="float" office:value="251.753155778192" calcext:value-type="float">
            <text:p>251.753155778192</text:p>
          </table:table-cell>
          <table:table-cell table:style-name="ce2" table:formula="of:=[.D28]" office:value-type="float" office:value="130.546881094542" calcext:value-type="float">
            <text:p>130.546881094542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HBase</text:p>
          </table:table-cell>
          <table:table-cell table:style-name="ce1" office:value-type="string" calcext:value-type="string">
            <text:p>MongoDB</text:p>
          </table:table-cell>
        </table:table-row>
        <table:table-row table:style-name="ro1">
          <table:table-cell table:style-name="Default" office:value-type="string" calcext:value-type="string">
            <text:p>Throughput(ops/sec)</text:p>
          </table:table-cell>
          <table:table-cell table:style-name="ce2" table:formula="of:=[.B3]" office:value-type="float" office:value="1503.52200028567" calcext:value-type="float">
            <text:p>1503.52200028567</text:p>
          </table:table-cell>
          <table:table-cell table:style-name="ce2" table:formula="of:=[.C3]" office:value-type="float" office:value="4692.85278520813" calcext:value-type="float">
            <text:p>4692.85278520813</text:p>
          </table:table-cell>
          <table:table-cell table:style-name="ce2" table:formula="of:=[.D3]" office:value-type="float" office:value="7311.01038163474" calcext:value-type="float">
            <text:p>7311.01038163474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HBase</text:p>
          </table:table-cell>
          <table:table-cell table:style-name="ce1" office:value-type="string" calcext:value-type="string">
            <text:p>MongoDB</text:p>
          </table:table-cell>
        </table:table-row>
        <table:table-row table:style-name="ro1">
          <table:table-cell table:style-name="Default" office:value-type="string" calcext:value-type="string">
            <text:p>Read</text:p>
          </table:table-cell>
          <table:table-cell table:formula="of:=[.B14]" office:value-type="float" office:value="644.891037260826" calcext:value-type="float">
            <text:p>644.891037260826</text:p>
          </table:table-cell>
          <table:table-cell table:formula="of:=[.C14]" office:value-type="float" office:value="193.788810126582" calcext:value-type="float">
            <text:p>193.788810126582</text:p>
          </table:table-cell>
          <table:table-cell table:formula="of:=[.D14]" office:value-type="float" office:value="141.268625973374" calcext:value-type="float">
            <text:p>141.268625973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6:01:27.060812064</meta:creation-date>
    <dc:date>2023-11-11T03:31:58.425894799</dc:date>
    <meta:editing-duration>PT13M33S</meta:editing-duration>
    <meta:editing-cycles>2</meta:editing-cycles>
    <meta:generator>LibreOffice/7.3.7.2$Linux_X86_64 LibreOffice_project/30$Build-2</meta:generator>
    <meta:document-statistic meta:table-count="1" meta:cell-count="17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5.067cm" svg:y="0.316cm" chart:style-name="ch2">
          <text:p>Database Runtimes in YCSB</text:p>
        </chart:title>
        <chart:legend chart:legend-position="end" svg:x="13.596cm" svg:y="3.705cm" style:legend-expansion="high" chart:style-name="ch3"/>
        <chart:plot-area chart:style-name="ch4" table:cell-range-address="Sheet1.B1:Sheet1.D2" chart:data-source-has-labels="row" svg:x="1.33cm" svg:y="1.275cm" svg:width="11.947cm" svg:height="6.569cm">
          <chart:coordinate-region svg:x="2.692cm" svg:y="1.474cm" svg:width="10.585cm" svg:height="6.171cm"/>
          <chart:axis chart:dimension="x" chart:name="primary-x" chart:style-name="ch5">
            <chart:title svg:x="6.465cm" svg:y="8.024cm" chart:style-name="ch6">
              <text:p>Databases</text:p>
            </chart:title>
          </chart:axis>
          <chart:axis chart:dimension="y" chart:name="primary-y" chart:style-name="ch7">
            <chart:title svg:x="0.451cm" svg:y="5.833cm" chart:style-name="ch8">
              <text:p>Runtimes (in ms)</text:p>
            </chart:title>
            <chart:grid chart:style-name="ch9" chart:class="major"/>
          </chart:axis>
          <chart:series chart:style-name="ch10" chart:values-cell-range-address="Sheet1.B2:Sheet1.B2" chart:label-cell-address="Sheet1.B1:Sheet1.B1" chart:class="chart:bar">
            <chart:data-point/>
          </chart:series>
          <chart:series chart:style-name="ch11" chart:values-cell-range-address="Sheet1.C2:Sheet1.C2" chart:label-cell-address="Sheet1.C1:Sheet1.C1" chart:class="chart:bar">
            <chart:data-point/>
          </chart:series>
          <chart:series chart:style-name="ch12" chart:values-cell-range-address="Sheet1.D2:Sheet1.D2" chart:label-cell-address="Sheet1.D1:Sheet1.D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sandra</text:p>
                <draw:g>
                  <svg:desc>Sheet1.B1:Sheet1.B1</svg:desc>
                </draw:g>
              </table:table-cell>
              <table:table-cell office:value-type="string">
                <text:p>HBase</text:p>
                <draw:g>
                  <svg:desc>Sheet1.C1:Sheet1.C1</svg:desc>
                </draw:g>
              </table:table-cell>
              <table:table-cell office:value-type="string">
                <text:p>MongoD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3021">
                <text:p>133021</text:p>
                <draw:g>
                  <svg:desc>Sheet1.B2:Sheet1.B2</svg:desc>
                </draw:g>
              </table:table-cell>
              <table:table-cell office:value-type="float" office:value="42618">
                <text:p>42618</text:p>
                <draw:g>
                  <svg:desc>Sheet1.C2:Sheet1.C2</svg:desc>
                </draw:g>
              </table:table-cell>
              <table:table-cell office:value-type="float" office:value="27356">
                <text:p>2735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title svg:x="4.103cm" svg:y="0.344cm" chart:style-name="ch2">
          <text:p>Average Database Latency in Insert Operation</text:p>
        </chart:title>
        <chart:legend chart:legend-position="end" svg:x="13.596cm" svg:y="3.706cm" style:legend-expansion="high" chart:style-name="ch3"/>
        <chart:plot-area chart:style-name="ch4" table:cell-range-address="Sheet1.B43:Sheet1.D44" chart:data-source-has-labels="row" svg:x="1.33cm" svg:y="1.275cm" svg:width="11.947cm" svg:height="6.57cm">
          <chart:coordinate-region svg:x="2.137cm" svg:y="1.474cm" svg:width="11.14cm" svg:height="6.172cm"/>
          <chart:axis chart:dimension="x" chart:name="primary-x" chart:style-name="ch5">
            <chart:title svg:x="6.465cm" svg:y="8.025cm" chart:style-name="ch6">
              <text:p>Databases</text:p>
            </chart:title>
          </chart:axis>
          <chart:axis chart:dimension="y" chart:name="primary-y" chart:style-name="ch7">
            <chart:title svg:x="0.451cm" svg:y="6.509cm" chart:style-name="ch8">
              <text:p>Latency (in microseconds)</text:p>
            </chart:title>
            <chart:grid chart:style-name="ch9" chart:class="major"/>
          </chart:axis>
          <chart:series chart:style-name="ch10" chart:values-cell-range-address="Sheet1.B44:Sheet1.B44" chart:label-cell-address="Sheet1.B43:Sheet1.B43" chart:class="chart:bar">
            <chart:data-point/>
          </chart:series>
          <chart:series chart:style-name="ch11" chart:values-cell-range-address="Sheet1.C44:Sheet1.C44" chart:label-cell-address="Sheet1.C43:Sheet1.C43" chart:class="chart:bar">
            <chart:data-point/>
          </chart:series>
          <chart:series chart:style-name="ch12" chart:values-cell-range-address="Sheet1.D44:Sheet1.D44" chart:label-cell-address="Sheet1.D43:Sheet1.D4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sandra</text:p>
                <draw:g>
                  <svg:desc>Sheet1.B43:Sheet1.B43</svg:desc>
                </draw:g>
              </table:table-cell>
              <table:table-cell office:value-type="string">
                <text:p>HBase</text:p>
                <draw:g>
                  <svg:desc>Sheet1.C43:Sheet1.C43</svg:desc>
                </draw:g>
              </table:table-cell>
              <table:table-cell office:value-type="string">
                <text:p>MongoDB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62.017115622877">
                <text:p>662.017115622877</text:p>
                <draw:g>
                  <svg:desc>Sheet1.B44:Sheet1.B44</svg:desc>
                </draw:g>
              </table:table-cell>
              <table:table-cell office:value-type="float" office:value="251.753155778192">
                <text:p>251.753155778192</text:p>
                <draw:g>
                  <svg:desc>Sheet1.C44:Sheet1.C44</svg:desc>
                </draw:g>
              </table:table-cell>
              <table:table-cell office:value-type="float" office:value="130.546881094542">
                <text:p>130.546881094542</text:p>
                <draw:g>
                  <svg:desc>Sheet1.D44:Sheet1.D4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1.826cm" svg:y="0.316cm" chart:style-name="ch2">
          <text:p>Average Database Throughput in 50/50 Read-Insert Workload</text:p>
        </chart:title>
        <chart:legend chart:legend-position="end" svg:x="13.596cm" svg:y="3.705cm" style:legend-expansion="high" chart:style-name="ch3"/>
        <chart:plot-area chart:style-name="ch4" table:cell-range-address="Sheet1.B47:Sheet1.D48" chart:data-source-has-labels="row" svg:x="1.33cm" svg:y="1.275cm" svg:width="11.947cm" svg:height="6.569cm">
          <chart:coordinate-region svg:x="2.322cm" svg:y="1.474cm" svg:width="10.955cm" svg:height="6.171cm"/>
          <chart:axis chart:dimension="x" chart:name="primary-x" chart:style-name="ch5">
            <chart:title svg:x="6.465cm" svg:y="8.024cm" chart:style-name="ch6">
              <text:p>Databases</text:p>
            </chart:title>
          </chart:axis>
          <chart:axis chart:dimension="y" chart:name="primary-y" chart:style-name="ch7">
            <chart:title svg:x="0.451cm" svg:y="6.151cm" chart:style-name="ch8">
              <text:p>Throughput (ops/sec)</text:p>
            </chart:title>
            <chart:grid chart:style-name="ch9" chart:class="major"/>
          </chart:axis>
          <chart:series chart:style-name="ch10" chart:values-cell-range-address="Sheet1.B48:Sheet1.B48" chart:label-cell-address="Sheet1.B47:Sheet1.B47" chart:class="chart:bar">
            <chart:data-point/>
          </chart:series>
          <chart:series chart:style-name="ch11" chart:values-cell-range-address="Sheet1.C48:Sheet1.C48" chart:label-cell-address="Sheet1.C47:Sheet1.C47" chart:class="chart:bar">
            <chart:data-point/>
          </chart:series>
          <chart:series chart:style-name="ch12" chart:values-cell-range-address="Sheet1.D48:Sheet1.D48" chart:label-cell-address="Sheet1.D47:Sheet1.D4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sandra</text:p>
                <draw:g>
                  <svg:desc>Sheet1.B47:Sheet1.B47</svg:desc>
                </draw:g>
              </table:table-cell>
              <table:table-cell office:value-type="string">
                <text:p>HBase</text:p>
                <draw:g>
                  <svg:desc>Sheet1.C47:Sheet1.C47</svg:desc>
                </draw:g>
              </table:table-cell>
              <table:table-cell office:value-type="string">
                <text:p>MongoDB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03.52200028567">
                <text:p>1503.52200028567</text:p>
                <draw:g>
                  <svg:desc>Sheet1.B48:Sheet1.B48</svg:desc>
                </draw:g>
              </table:table-cell>
              <table:table-cell office:value-type="float" office:value="4692.85278520813">
                <text:p>4692.85278520813</text:p>
                <draw:g>
                  <svg:desc>Sheet1.C48:Sheet1.C48</svg:desc>
                </draw:g>
              </table:table-cell>
              <table:table-cell office:value-type="float" office:value="7311.01038163474">
                <text:p>7311.01038163474</text:p>
                <draw:g>
                  <svg:desc>Sheet1.D48:Sheet1.D4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3.388cm" svg:y="0.316cm" chart:style-name="ch2">
          <text:p>Average Database Latency in Read Operation</text:p>
        </chart:title>
        <chart:legend chart:legend-position="end" svg:x="13.597cm" svg:y="3.706cm" style:legend-expansion="high" chart:style-name="ch3"/>
        <chart:plot-area chart:style-name="ch4" table:cell-range-address="Sheet1.B51:Sheet1.D52" chart:data-source-has-labels="row" svg:x="1.33cm" svg:y="1.275cm" svg:width="11.948cm" svg:height="6.57cm">
          <chart:coordinate-region svg:x="2.137cm" svg:y="1.474cm" svg:width="11.141cm" svg:height="6.172cm"/>
          <chart:axis chart:dimension="x" chart:name="primary-x" chart:style-name="ch5">
            <chart:title svg:x="6.466cm" svg:y="8.025cm" chart:style-name="ch6">
              <text:p>Databases</text:p>
            </chart:title>
          </chart:axis>
          <chart:axis chart:dimension="y" chart:name="primary-y" chart:style-name="ch7">
            <chart:title svg:x="0.451cm" svg:y="6.483cm" chart:style-name="ch8">
              <text:p>Latency (in nanoseconds)</text:p>
            </chart:title>
            <chart:grid chart:style-name="ch9" chart:class="major"/>
          </chart:axis>
          <chart:series chart:style-name="ch10" chart:values-cell-range-address="Sheet1.B52:Sheet1.B52" chart:label-cell-address="Sheet1.B51:Sheet1.B51" chart:class="chart:bar">
            <chart:data-point/>
          </chart:series>
          <chart:series chart:style-name="ch11" chart:values-cell-range-address="Sheet1.C52:Sheet1.C52" chart:label-cell-address="Sheet1.C51:Sheet1.C51" chart:class="chart:bar">
            <chart:data-point/>
          </chart:series>
          <chart:series chart:style-name="ch12" chart:values-cell-range-address="Sheet1.D52:Sheet1.D52" chart:label-cell-address="Sheet1.D51:Sheet1.D5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sandra</text:p>
                <draw:g>
                  <svg:desc>Sheet1.B51:Sheet1.B51</svg:desc>
                </draw:g>
              </table:table-cell>
              <table:table-cell office:value-type="string">
                <text:p>HBase</text:p>
                <draw:g>
                  <svg:desc>Sheet1.C51:Sheet1.C51</svg:desc>
                </draw:g>
              </table:table-cell>
              <table:table-cell office:value-type="string">
                <text:p>MongoDB</text:p>
                <draw:g>
                  <svg:desc>Sheet1.D51:Sheet1.D5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44.891037260826">
                <text:p>644.891037260826</text:p>
                <draw:g>
                  <svg:desc>Sheet1.B52:Sheet1.B52</svg:desc>
                </draw:g>
              </table:table-cell>
              <table:table-cell office:value-type="float" office:value="193.788810126582">
                <text:p>193.788810126582</text:p>
                <draw:g>
                  <svg:desc>Sheet1.C52:Sheet1.C52</svg:desc>
                </draw:g>
              </table:table-cell>
              <table:table-cell office:value-type="float" office:value="141.268625973374">
                <text:p>141.268625973374</text:p>
                <draw:g>
                  <svg:desc>Sheet1.D52:Sheet1.D5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